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2.662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1.621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Iteras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f(a)</text:p>
          </table:table-cell>
          <table:table-cell table:style-name="ce2" office:value-type="string" calcext:value-type="string">
            <text:p>f(c)</text:p>
          </table:table-cell>
          <table:table-cell table:style-name="ce2" office:value-type="string" calcext:value-type="string">
            <text:p>f(b)</text:p>
          </table:table-cell>
          <table:table-cell table:style-name="ce2" office:value-type="string" calcext:value-type="string">
            <text:p>Selang</text:p>
            <text:p>Baru</text:p>
          </table:table-cell>
          <table:table-cell table:style-name="ce2" office:value-type="string" calcext:value-type="string">
            <text:p>Lebar</text:p>
          </table:table-cell>
          <table:table-cell table:style-name="ce6"/>
          <table:table-cell/>
          <table:table-cell table:style-name="ce6"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([.B4]+[.D4])/2" office:value-type="float" office:value="4.5" calcext:value-type="float">
            <text:p>4,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4]^2-6*[.B4]+8" office:value-type="float" office:value="-1" calcext:value-type="float">
            <text:p>-1</text:p>
          </table:table-cell>
          <table:table-cell table:style-name="ce3" table:formula="of:=[.C4]^2-6*[.C4]+8" office:value-type="float" office:value="1.25" calcext:value-type="float">
            <text:p>1,25</text:p>
          </table:table-cell>
          <table:table-cell table:style-name="ce3" table:formula="of:=[.D4]^2-6*[.D4]+8" office:value-type="float" office:value="8" calcext:value-type="float">
            <text:p>8</text:p>
          </table:table-cell>
          <table:table-cell table:style-name="ce3" office:value-type="string" calcext:value-type="string">
            <text:p>[a, c]</text:p>
          </table:table-cell>
          <table:table-cell table:style-name="ce3" table:formula="of:=ABS([.B4]-[.C4])" office:value-type="float" office:value="1.5" calcext:value-type="float">
            <text:p>1,5</text:p>
          </table:table-cell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table:formula="of:=[.B4]" office:value-type="float" office:value="3" calcext:value-type="float">
            <text:p>3</text:p>
          </table:table-cell>
          <table:table-cell table:style-name="ce3" table:formula="of:=([.B5]+[.D5])/2" office:value-type="float" office:value="3.75" calcext:value-type="float">
            <text:p>3,75</text:p>
          </table:table-cell>
          <table:table-cell table:style-name="ce3" table:formula="of:=[.C4]" office:value-type="float" office:value="4.5" calcext:value-type="float">
            <text:p>4,5</text:p>
          </table:table-cell>
          <table:table-cell table:style-name="ce3" table:formula="of:=[.B5]^2-6*[.B5]+8" office:value-type="float" office:value="-1" calcext:value-type="float">
            <text:p>-1</text:p>
          </table:table-cell>
          <table:table-cell table:style-name="ce3" table:formula="of:=[.C5]^2-6*[.C5]+8" office:value-type="float" office:value="-0.4375" calcext:value-type="float">
            <text:p>-0,4375</text:p>
          </table:table-cell>
          <table:table-cell table:style-name="ce3" table:formula="of:=[.D5]^2-6*[.D5]+8" office:value-type="float" office:value="1.25" calcext:value-type="float">
            <text:p>1,25</text:p>
          </table:table-cell>
          <table:table-cell table:style-name="ce3" office:value-type="string" calcext:value-type="string">
            <text:p>[c, b]</text:p>
          </table:table-cell>
          <table:table-cell table:style-name="ce3" table:formula="of:=ABS([.C5]-[.D5])" office:value-type="float" office:value="0.75" calcext:value-type="float">
            <text:p>0,75</text:p>
          </table:table-cell>
          <table:table-cell table:number-columns-repeated="1015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table:formula="of:=[.C5]" office:value-type="float" office:value="3.75" calcext:value-type="float">
            <text:p>3,75</text:p>
          </table:table-cell>
          <table:table-cell table:style-name="ce3" table:formula="of:=([.B6]+[.D6])/2" office:value-type="float" office:value="4.125" calcext:value-type="float">
            <text:p>4,125</text:p>
          </table:table-cell>
          <table:table-cell table:style-name="ce3" table:formula="of:=[.D5]" office:value-type="float" office:value="4.5" calcext:value-type="float">
            <text:p>4,5</text:p>
          </table:table-cell>
          <table:table-cell table:style-name="ce3" table:formula="of:=[.B6]^2-6*[.B6]+8" office:value-type="float" office:value="-0.4375" calcext:value-type="float">
            <text:p>-0,4375</text:p>
          </table:table-cell>
          <table:table-cell table:style-name="ce3" table:formula="of:=[.C6]^2-6*[.C6]+8" office:value-type="float" office:value="0.265625" calcext:value-type="float">
            <text:p>0,265625</text:p>
          </table:table-cell>
          <table:table-cell table:style-name="ce3" table:formula="of:=[.D6]^2-6*[.D6]+8" office:value-type="float" office:value="1.25" calcext:value-type="float">
            <text:p>1,25</text:p>
          </table:table-cell>
          <table:table-cell table:style-name="ce3" office:value-type="string" calcext:value-type="string">
            <text:p>[a, c]</text:p>
          </table:table-cell>
          <table:table-cell table:style-name="ce3" table:formula="of:=ABS([.B6]-[.C6])" office:value-type="float" office:value="0.375" calcext:value-type="float">
            <text:p>0,375</text:p>
          </table:table-cell>
          <table:table-cell table:number-columns-repeated="101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table:formula="of:=[.B6]" office:value-type="float" office:value="3.75" calcext:value-type="float">
            <text:p>3,75</text:p>
          </table:table-cell>
          <table:table-cell table:style-name="ce3" table:formula="of:=([.B7]+[.D7])/2" office:value-type="float" office:value="3.9375" calcext:value-type="float">
            <text:p>3,9375</text:p>
          </table:table-cell>
          <table:table-cell table:style-name="ce3" table:formula="of:=[.C6]" office:value-type="float" office:value="4.125" calcext:value-type="float">
            <text:p>4,125</text:p>
          </table:table-cell>
          <table:table-cell table:style-name="ce3" table:formula="of:=[.B7]^2-6*[.B7]+8" office:value-type="float" office:value="-0.4375" calcext:value-type="float">
            <text:p>-0,4375</text:p>
          </table:table-cell>
          <table:table-cell table:style-name="ce4" table:formula="of:=[.C7]^2-6*[.C7]+8" office:value-type="float" office:value="-0.12109375" calcext:value-type="float">
            <text:p>-0,121094</text:p>
          </table:table-cell>
          <table:table-cell table:style-name="ce3" table:formula="of:=[.D7]^2-6*[.D7]+8" office:value-type="float" office:value="0.265625" calcext:value-type="float">
            <text:p>0,265625</text:p>
          </table:table-cell>
          <table:table-cell table:style-name="ce3" office:value-type="string" calcext:value-type="string">
            <text:p>[c, b]</text:p>
          </table:table-cell>
          <table:table-cell table:style-name="ce3" table:formula="of:=ABS([.C7]-[.D7])" office:value-type="float" office:value="0.1875" calcext:value-type="float">
            <text:p>0,1875</text:p>
          </table:table-cell>
          <table:table-cell table:number-columns-repeated="101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table:formula="of:=[.C7]" office:value-type="float" office:value="3.9375" calcext:value-type="float">
            <text:p>3,9375</text:p>
          </table:table-cell>
          <table:table-cell table:style-name="ce3" table:formula="of:=([.B8]+[.D8])/2" office:value-type="float" office:value="4.03125" calcext:value-type="float">
            <text:p>4,03125</text:p>
          </table:table-cell>
          <table:table-cell table:style-name="ce3" table:formula="of:=[.D7]" office:value-type="float" office:value="4.125" calcext:value-type="float">
            <text:p>4,125</text:p>
          </table:table-cell>
          <table:table-cell table:style-name="ce4" table:formula="of:=[.B8]^2-6*[.B8]+8" office:value-type="float" office:value="-0.12109375" calcext:value-type="float">
            <text:p>-0,121094</text:p>
          </table:table-cell>
          <table:table-cell table:style-name="ce4" table:formula="of:=[.C8]^2-6*[.C8]+8" office:value-type="float" office:value="0.0634765625" calcext:value-type="float">
            <text:p>0,063477</text:p>
          </table:table-cell>
          <table:table-cell table:style-name="ce4" table:formula="of:=[.D8]^2-6*[.D8]+8" office:value-type="float" office:value="0.265625" calcext:value-type="float">
            <text:p>0,265625</text:p>
          </table:table-cell>
          <table:table-cell table:style-name="ce3" office:value-type="string" calcext:value-type="string">
            <text:p>[a, c]</text:p>
          </table:table-cell>
          <table:table-cell table:style-name="ce3" table:formula="of:=ABS([.B8]-[.C8])" office:value-type="float" office:value="0.09375" calcext:value-type="float">
            <text:p>0,09375</text:p>
          </table:table-cell>
          <table:table-cell table:number-columns-repeated="1015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table:formula="of:=[.B8]" office:value-type="float" office:value="3.9375" calcext:value-type="float">
            <text:p>3,9375</text:p>
          </table:table-cell>
          <table:table-cell table:style-name="ce3" table:formula="of:=([.B9]+[.D9])/2" office:value-type="float" office:value="3.984375" calcext:value-type="float">
            <text:p>3,984375</text:p>
          </table:table-cell>
          <table:table-cell table:style-name="ce3" table:formula="of:=[.C8]" office:value-type="float" office:value="4.03125" calcext:value-type="float">
            <text:p>4,03125</text:p>
          </table:table-cell>
          <table:table-cell table:style-name="ce4" table:formula="of:=[.B9]^2-6*[.B9]+8" office:value-type="float" office:value="-0.12109375" calcext:value-type="float">
            <text:p>-0,121094</text:p>
          </table:table-cell>
          <table:table-cell table:style-name="ce4" table:formula="of:=[.C9]^2-6*[.C9]+8" office:value-type="float" office:value="-0.031005859375" calcext:value-type="float">
            <text:p>-0,031006</text:p>
          </table:table-cell>
          <table:table-cell table:style-name="ce4" table:formula="of:=[.D9]^2-6*[.D9]+8" office:value-type="float" office:value="0.0634765625" calcext:value-type="float">
            <text:p>0,063477</text:p>
          </table:table-cell>
          <table:table-cell table:style-name="ce3" office:value-type="string" calcext:value-type="string">
            <text:p>[c, b]</text:p>
          </table:table-cell>
          <table:table-cell table:style-name="ce3" table:formula="of:=ABS([.C9]-[.D9])" office:value-type="float" office:value="0.046875" calcext:value-type="float">
            <text:p>0,046875</text:p>
          </table:table-cell>
          <table:table-cell table:number-columns-repeated="1015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4" table:formula="of:=[.C9]" office:value-type="float" office:value="3.984375" calcext:value-type="float">
            <text:p>3,984375</text:p>
          </table:table-cell>
          <table:table-cell table:style-name="ce4" table:formula="of:=([.B10]+[.D10])/2" office:value-type="float" office:value="4.0078125" calcext:value-type="float">
            <text:p>4,007813</text:p>
          </table:table-cell>
          <table:table-cell table:style-name="ce4" table:formula="of:=[.D9]" office:value-type="float" office:value="4.03125" calcext:value-type="float">
            <text:p>4,031250</text:p>
          </table:table-cell>
          <table:table-cell table:style-name="ce4" table:formula="of:=[.B10]^2-6*[.B10]+8" office:value-type="float" office:value="-0.031005859375" calcext:value-type="float">
            <text:p>-0,031006</text:p>
          </table:table-cell>
          <table:table-cell table:style-name="ce4" table:formula="of:=[.C10]^2-6*[.C10]+8" office:value-type="float" office:value="0.01568603515625" calcext:value-type="float">
            <text:p>0,015686</text:p>
          </table:table-cell>
          <table:table-cell table:style-name="ce4" table:formula="of:=[.D10]^2-6*[.D10]+8" office:value-type="float" office:value="0.0634765625" calcext:value-type="float">
            <text:p>0,063477</text:p>
          </table:table-cell>
          <table:table-cell table:style-name="ce4" office:value-type="string" calcext:value-type="string">
            <text:p>[a, c]</text:p>
          </table:table-cell>
          <table:table-cell table:style-name="ce4" table:formula="of:=ABS([.B10]-[.C10])" office:value-type="float" office:value="0.0234375" calcext:value-type="float">
            <text:p>0,023438</text:p>
          </table:table-cell>
          <table:table-cell table:number-columns-repeated="1015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4" table:formula="of:=[.B10]" office:value-type="float" office:value="3.984375" calcext:value-type="float">
            <text:p>3,984375</text:p>
          </table:table-cell>
          <table:table-cell table:style-name="ce4" table:formula="of:=([.B11]+[.D11])/2" office:value-type="float" office:value="3.99609375" calcext:value-type="float">
            <text:p>3,996094</text:p>
          </table:table-cell>
          <table:table-cell table:style-name="ce4" table:formula="of:=[.C10]" office:value-type="float" office:value="4.0078125" calcext:value-type="float">
            <text:p>4,007813</text:p>
          </table:table-cell>
          <table:table-cell table:style-name="ce4" table:formula="of:=[.B11]^2-6*[.B11]+8" office:value-type="float" office:value="-0.031005859375" calcext:value-type="float">
            <text:p>-0,031006</text:p>
          </table:table-cell>
          <table:table-cell table:style-name="ce4" table:formula="of:=[.C11]^2-6*[.C11]+8" office:value-type="float" office:value="-0.0077972412109375" calcext:value-type="float">
            <text:p>-0,007797</text:p>
          </table:table-cell>
          <table:table-cell table:style-name="ce4" table:formula="of:=[.D11]^2-6*[.D11]+8" office:value-type="float" office:value="0.01568603515625" calcext:value-type="float">
            <text:p>0,015686</text:p>
          </table:table-cell>
          <table:table-cell table:style-name="ce4" office:value-type="string" calcext:value-type="string">
            <text:p>[c, b]</text:p>
          </table:table-cell>
          <table:table-cell table:style-name="ce4" table:formula="of:=ABS([.C11]-[.D11])" office:value-type="float" office:value="0.01171875" calcext:value-type="float">
            <text:p>0,011719</text:p>
          </table:table-cell>
          <table:table-cell table:number-columns-repeated="101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4" table:formula="of:=[.C11]" office:value-type="float" office:value="3.99609375" calcext:value-type="float">
            <text:p>3,996094</text:p>
          </table:table-cell>
          <table:table-cell table:style-name="ce4" table:formula="of:=([.B12]+[.D12])/2" office:value-type="float" office:value="4.001953125" calcext:value-type="float">
            <text:p>4,001953</text:p>
          </table:table-cell>
          <table:table-cell table:style-name="ce4" table:formula="of:=[.D11]" office:value-type="float" office:value="4.0078125" calcext:value-type="float">
            <text:p>4,007813</text:p>
          </table:table-cell>
          <table:table-cell table:style-name="ce4" table:formula="of:=[.B12]^2-6*[.B12]+8" office:value-type="float" office:value="-0.0077972412109375" calcext:value-type="float">
            <text:p>-0,007797</text:p>
          </table:table-cell>
          <table:table-cell table:style-name="ce4" table:formula="of:=[.C12]^2-6*[.C12]+8" office:value-type="float" office:value="0.00391006469726562" calcext:value-type="float">
            <text:p>0,003910</text:p>
          </table:table-cell>
          <table:table-cell table:style-name="ce4" table:formula="of:=[.D12]^2-6*[.D12]+8" office:value-type="float" office:value="0.01568603515625" calcext:value-type="float">
            <text:p>0,015686</text:p>
          </table:table-cell>
          <table:table-cell table:style-name="ce4" office:value-type="string" calcext:value-type="string">
            <text:p>[a, c]</text:p>
          </table:table-cell>
          <table:table-cell table:style-name="ce4" table:formula="of:=ABS([.B12]-[.C12])" office:value-type="float" office:value="0.005859375" calcext:value-type="float">
            <text:p>0,005859</text:p>
          </table:table-cell>
          <table:table-cell table:number-columns-repeated="1015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4" table:formula="of:=[.B12]" office:value-type="float" office:value="3.99609375" calcext:value-type="float">
            <text:p>3,996094</text:p>
          </table:table-cell>
          <table:table-cell table:style-name="ce4" table:formula="of:=([.B13]+[.D13])/2" office:value-type="float" office:value="3.9990234375" calcext:value-type="float">
            <text:p>3,999023</text:p>
          </table:table-cell>
          <table:table-cell table:style-name="ce4" table:formula="of:=[.C12]" office:value-type="float" office:value="4.001953125" calcext:value-type="float">
            <text:p>4,001953</text:p>
          </table:table-cell>
          <table:table-cell table:style-name="ce4" table:formula="of:=[.B13]^2-6*[.B13]+8" office:value-type="float" office:value="-0.0077972412109375" calcext:value-type="float">
            <text:p>-0,007797</text:p>
          </table:table-cell>
          <table:table-cell table:style-name="ce4" table:formula="of:=[.C13]^2-6*[.C13]+8" office:value-type="float" office:value="-0.00195217132568359" calcext:value-type="float">
            <text:p>-0,001952</text:p>
          </table:table-cell>
          <table:table-cell table:style-name="ce4" table:formula="of:=[.D13]^2-6*[.D13]+8" office:value-type="float" office:value="0.00391006469726562" calcext:value-type="float">
            <text:p>0,003910</text:p>
          </table:table-cell>
          <table:table-cell table:style-name="ce4" office:value-type="string" calcext:value-type="string">
            <text:p>[c, b]</text:p>
          </table:table-cell>
          <table:table-cell table:style-name="ce4" table:formula="of:=ABS([.C13]-[.D13])" office:value-type="float" office:value="0.0029296875" calcext:value-type="float">
            <text:p>0,002930</text:p>
          </table:table-cell>
          <table:table-cell table:number-columns-repeated="1015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4" table:formula="of:=[.C13]" office:value-type="float" office:value="3.9990234375" calcext:value-type="float">
            <text:p>3,999023</text:p>
          </table:table-cell>
          <table:table-cell table:style-name="ce4" table:formula="of:=([.B14]+[.D14])/2" office:value-type="float" office:value="4.00048828125" calcext:value-type="float">
            <text:p>4,000488</text:p>
          </table:table-cell>
          <table:table-cell table:style-name="ce4" table:formula="of:=[.D13]" office:value-type="float" office:value="4.001953125" calcext:value-type="float">
            <text:p>4,001953</text:p>
          </table:table-cell>
          <table:table-cell table:style-name="ce4" table:formula="of:=[.B14]^2-6*[.B14]+8" office:value-type="float" office:value="-0.00195217132568359" calcext:value-type="float">
            <text:p>-0,001952</text:p>
          </table:table-cell>
          <table:table-cell table:style-name="ce4" table:formula="of:=[.C14]^2-6*[.C14]+8" office:value-type="float" office:value="0.000976800918579102" calcext:value-type="float">
            <text:p>0,000977</text:p>
          </table:table-cell>
          <table:table-cell table:style-name="ce4" table:formula="of:=[.D14]^2-6*[.D14]+8" office:value-type="float" office:value="0.00391006469726562" calcext:value-type="float">
            <text:p>0,003910</text:p>
          </table:table-cell>
          <table:table-cell table:style-name="ce4" office:value-type="string" calcext:value-type="string">
            <text:p>[a, c]</text:p>
          </table:table-cell>
          <table:table-cell table:style-name="ce4" table:formula="of:=ABS([.B14]-[.C14])" office:value-type="float" office:value="0.00146484375" calcext:value-type="float">
            <text:p>0,001465</text:p>
          </table:table-cell>
          <table:table-cell table:number-columns-repeated="1015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4" table:formula="of:=[.B14]" office:value-type="float" office:value="3.9990234375" calcext:value-type="float">
            <text:p>3,999023</text:p>
          </table:table-cell>
          <table:table-cell table:style-name="ce4" table:formula="of:=([.B15]+[.D15])/2" office:value-type="float" office:value="3.999755859375" calcext:value-type="float">
            <text:p>3,999756</text:p>
          </table:table-cell>
          <table:table-cell table:style-name="ce4" table:formula="of:=[.C14]" office:value-type="float" office:value="4.00048828125" calcext:value-type="float">
            <text:p>4,000488</text:p>
          </table:table-cell>
          <table:table-cell table:style-name="ce4" table:formula="of:=[.B15]^2-6*[.B15]+8" office:value-type="float" office:value="-0.00195217132568359" calcext:value-type="float">
            <text:p>-0,001952</text:p>
          </table:table-cell>
          <table:table-cell table:style-name="ce4" table:formula="of:=[.C15]^2-6*[.C15]+8" office:value-type="float" office:value="-0.000488221645355225" calcext:value-type="float">
            <text:p>-0,000488</text:p>
          </table:table-cell>
          <table:table-cell table:style-name="ce4" table:formula="of:=[.D15]^2-6*[.D15]+8" office:value-type="float" office:value="0.000976800918579102" calcext:value-type="float">
            <text:p>0,000977</text:p>
          </table:table-cell>
          <table:table-cell table:style-name="ce4" office:value-type="string" calcext:value-type="string">
            <text:p>[c, b]</text:p>
          </table:table-cell>
          <table:table-cell table:style-name="ce4" table:formula="of:=ABS([.C15]-[.D15])" office:value-type="float" office:value="0.000732421875" calcext:value-type="float">
            <text:p>0,000732</text:p>
          </table:table-cell>
          <table:table-cell table:number-columns-repeated="1015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4" table:formula="of:=[.C15]" office:value-type="float" office:value="3.999755859375" calcext:value-type="float">
            <text:p>3,999756</text:p>
          </table:table-cell>
          <table:table-cell table:style-name="ce4" table:formula="of:=([.B16]+[.D16])/2" office:value-type="float" office:value="4.0001220703125" calcext:value-type="float">
            <text:p>4,000122</text:p>
          </table:table-cell>
          <table:table-cell table:style-name="ce4" table:formula="of:=[.D15]" office:value-type="float" office:value="4.00048828125" calcext:value-type="float">
            <text:p>4,000488</text:p>
          </table:table-cell>
          <table:table-cell table:style-name="ce4" table:formula="of:=[.B16]^2-6*[.B16]+8" office:value-type="float" office:value="-0.000488221645355225" calcext:value-type="float">
            <text:p>-0,000488</text:p>
          </table:table-cell>
          <table:table-cell table:style-name="ce4" table:formula="of:=[.C16]^2-6*[.C16]+8" office:value-type="float" office:value="0.000244155526161194" calcext:value-type="float">
            <text:p>0,000244</text:p>
          </table:table-cell>
          <table:table-cell table:style-name="ce4" table:formula="of:=[.D16]^2-6*[.D16]+8" office:value-type="float" office:value="0.000976800918579102" calcext:value-type="float">
            <text:p>0,000977</text:p>
          </table:table-cell>
          <table:table-cell table:style-name="ce4" office:value-type="string" calcext:value-type="string">
            <text:p>[a, c]</text:p>
          </table:table-cell>
          <table:table-cell table:style-name="ce4" table:formula="of:=ABS([.B16]-[.C16])" office:value-type="float" office:value="0.0003662109375" calcext:value-type="float">
            <text:p>0,000366</text:p>
          </table:table-cell>
          <table:table-cell table:style-name="ce7" office:value-type="string" calcext:value-type="string">
            <text:p>STOP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Noto Sans JP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number:min-decimal-places="6" number:min-integer-digits="1" number:grouping="true"/>
    </number:number-style>
    <number:number-style style:name="N10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8-19T05:40:15.084194966</meta:creation-date>
    <dc:date>2021-08-19T05:58:02.546816968</dc:date>
    <dc:creator>Mifta Nur Farid</dc:creator>
    <meta:editing-duration>PT7M37S</meta:editing-duration>
    <meta:editing-cycles>2</meta:editing-cycles>
    <meta:generator>LibreOffice/7.1.5.2$Linux_X86_64 LibreOffice_project/10$Build-2</meta:generator>
    <meta:document-statistic meta:table-count="1" meta:cell-count="127" meta:object-count="0"/>
  </office:meta>
</office:document-meta>
</file>